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-color="#ff9999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-color="#cc6699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3cm" svg:stroke-color="#000000" draw:marker-start-width="0.28cm" draw:marker-end-width="0.28cm" draw:fill-color="#729fcf" draw:textarea-horizontal-align="justify" draw:textarea-vertical-align="middle" draw:auto-grow-height="false" fo:padding-top="0.152cm" fo:padding-bottom="0.152cm" fo:padding-left="0.277cm" fo:padding-right="0.277cm"/>
    </style:style>
    <style:style style:name="gr1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6" style:family="graphic" style:parent-style-name="standard">
      <style:graphic-properties svg:stroke-width="0.028cm" svg:stroke-color="#000000" draw:marker-start-width="0.242cm" draw:marker-end-width="0.242cm" draw:fill-color="#cccc99" draw:textarea-horizontal-align="justify" draw:textarea-vertical-align="middle" draw:auto-grow-height="fals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55cm"/>
    </style:style>
    <style:style style:name="gr1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9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2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padding-top="0.134cm" fo:padding-bottom="0.134cm" fo:padding-left="0.259cm" fo:padding-right="0.259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3.012cm" fo:min-width="14.1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7.326cm" fo:min-width="14.18cm" fo:padding-top="0.151cm" fo:padding-bottom="0.151cm" fo:padding-left="0.276cm" fo:padding-right="0.276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1.126cm" fo:min-width="2.4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.126cm" fo:min-width="2.654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126cm" fo:min-width="2.1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solid" draw:fill-color="#999999" draw:textarea-horizontal-align="justify" draw:textarea-vertical-align="middle" draw:auto-grow-height="false" fo:min-height="1.506cm" fo:min-width="16.688cm" fo:padding-top="0.151cm" fo:padding-bottom="0.151cm" fo:padding-left="0.276cm" fo:padding-right="0.276cm"/>
    </style:style>
    <style:style style:name="gr29" style:family="graphic" style:parent-style-name="standard">
      <style:graphic-properties svg:stroke-color="#000000" draw:textarea-horizontal-align="justify" draw:textarea-vertical-align="middle" draw:auto-grow-height="false" fo:min-height="1.126cm" fo:min-width="3.924cm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1.126cm" fo:min-width="3.41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solid" draw:fill-color="#99cccc" draw:textarea-horizontal-align="justify" draw:textarea-vertical-align="middle" draw:auto-grow-height="false" fo:min-height="1.73cm" fo:min-width="10.878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9cm"/>
    </style:style>
    <style:style style:name="gr34" style:family="graphic" style:parent-style-name="Default_5f_1">
      <style:graphic-properties svg:stroke-width="0.053cm" draw:marker-start-width="0.279cm" draw:marker-end-width="0.279cm" draw:fill="none" draw:textarea-horizontal-align="center" draw:textarea-vertical-align="middle" fo:padding-top="0.151cm" fo:padding-bottom="0.151cm" fo:padding-left="0.276cm" fo:padding-right="0.276cm"/>
    </style:style>
    <style:style style:name="gr35" style:family="graphic" style:parent-style-name="Default_5f_1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36" style:family="graphic" style:parent-style-name="Default_5f_1">
      <style:graphic-properties svg:stroke-width="0.053cm" draw:marker-start="Linjeslut_20_1" draw:marker-start-width="0.379cm" draw:marker-end="Linjeslut_20_1" draw:marker-end-width="0.379cm" draw:textarea-horizontal-align="center" draw:textarea-vertical-align="middle" fo:padding-top="0.151cm" fo:padding-bottom="0.151cm" fo:padding-left="0.276cm" fo:padding-right="0.276cm"/>
    </style:style>
    <style:style style:name="gr3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6.157cm"/>
    </style:style>
    <style:style style:name="gr3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0.811cm"/>
    </style:style>
    <style:style style:name="gr39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13cm" fo:min-width="7.413cm"/>
    </style:style>
    <style:style style:name="gr4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5.51cm"/>
    </style:style>
    <style:style style:name="gr4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1.513cm"/>
    </style:style>
    <style:style style:name="gr42" style:family="graphic" style:parent-style-name="Default_5f_1">
      <style:graphic-properties draw:fill="solid" draw:fill-color="#000000" draw:textarea-horizontal-align="center" draw:textarea-vertical-align="middle"/>
    </style:style>
    <style:style style:name="gr4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3cm" fo:min-width="3.986cm"/>
    </style:style>
    <style:style style:name="pr1" style:family="presentation" style:parent-style-name="Default-subtitle">
      <style:graphic-properties draw:fill-color="#ffffff" fo:min-height="5.55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style:font-name="Purisa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9999"/>
      <style:paragraph-properties fo:text-align="center"/>
    </style:style>
    <style:style style:name="P8" style:family="paragraph">
      <loext:graphic-properties draw:fill-color="#cc6699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cccc99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cccccc"/>
      <style:paragraph-properties fo:margin-top="1.27cm" fo:margin-bottom="0cm" fo:text-align="start"/>
    </style:style>
    <style:style style:name="P13" style:family="paragraph">
      <loext:graphic-properties draw:fill="solid" draw:fill-color="#dddddd"/>
      <style:paragraph-properties fo:text-align="center"/>
    </style:style>
    <style:style style:name="P14" style:family="paragraph">
      <loext:graphic-properties draw:fill="solid" draw:fill-color="#999999"/>
      <style:paragraph-properties fo:text-align="center"/>
    </style:style>
    <style:style style:name="P15" style:family="paragraph">
      <loext:graphic-properties draw:fill="solid" draw:fill-color="#99cccc"/>
      <style:paragraph-properties fo:text-align="center"/>
    </style:style>
    <style:style style:name="P16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uris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1.862cm" svg:height="5.555cm" svg:x="8.4cm" svg:y="8.058cm" presentation:class="subtitle" presentation:user-transformed="true">
          <draw:text-box>
            <text:p><text:span text:style-name="T1">Simba</text:span></text:p>
          </draw:text-box>
        </draw:frame>
        <draw:custom-shape draw:style-name="gr1" draw:text-style-name="P2" draw:layer="layout" svg:width="10.668cm" svg:height="0.4cm" svg:x="8.952cm" svg:y="1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68cm" svg:height="0.4cm" svg:x="8.952cm" svg:y="8.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02cm" svg:y="0.837cm" presentation:class="title" presentation:user-transformed="true">
          <draw:text-box>
            <text:p>Logotyp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path draw:style-name="gr3" draw:text-style-name="P2" draw:layer="layout" svg:width="3.81cm" svg:height="3.81cm" draw:transform="rotate (0.346098790670475) translate (2.0170458329255cm 2.96496420679202cm)" svg:viewBox="0 0 3811 3811" svg:d="M1905 0c1080 0 1905 825 1905 1905s-825 1905-1905 1905-1905-825-1905-1905 825-1905 1905-1905zM0 0zM3811 3811z">
          <text:p/>
        </draw:path>
        <draw:path draw:style-name="gr4" draw:text-style-name="P4" draw:layer="layout" svg:width="2.653cm" svg:height="2.951cm" draw:transform="rotate (-0.334754150532513) translate (3.24747835413793cm 2.20577819282161cm)" svg:viewBox="0 0 2654 2952" svg:d="M433 2763c1391 508 2181-132 2218-489 38-357-319-395-1071-113-752 283-1429-150-1552-704-55-248-85-912 455-1457">
          <text:p/>
        </draw:path>
        <draw:path draw:style-name="gr4" draw:text-style-name="P4" draw:layer="layout" svg:width="2.653cm" svg:height="2.951cm" draw:transform="rotate (2.91627064715732) translate (5.87550698993756cm 5.87812022245436cm)" svg:viewBox="0 0 2654 2952" svg:d="M433 2763c1391 508 2181-132 2218-489 38-357-319-395-1071-113-752 283-1429-150-1552-704-55-248-85-912 455-1457">
          <text:p/>
        </draw:path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line draw:style-name="gr5" draw:text-style-name="P4" draw:layer="layout" svg:x1="5.718cm" svg:y1="14.732cm" svg:x2="24.768cm" svg:y2="14.732cm">
          <text:p/>
        </draw:line>
        <draw:frame draw:style-name="gr6" draw:text-style-name="P5" draw:layer="layout" svg:width="1.886cm" svg:height="0.962cm" svg:x="14.05cm" svg:y="15.156cm">
          <draw:text-box>
            <text:p>Time</text:p>
          </draw:text-box>
        </draw:frame>
        <draw:frame draw:style-name="gr7" draw:text-style-name="P5" draw:layer="layout" svg:width="1.484cm" svg:height="0.962cm" svg:x="3.894cm" svg:y="12.184cm">
          <draw:text-box>
            <text:p>idle</text:p>
          </draw:text-box>
        </draw:frame>
        <draw:frame draw:style-name="gr8" draw:text-style-name="P5" draw:layer="layout" svg:width="1.874cm" svg:height="0.962cm" svg:x="3.894cm" svg:y="10.484cm">
          <draw:text-box>
            <text:p>main</text:p>
          </draw:text-box>
        </draw:frame>
        <draw:frame draw:style-name="gr9" draw:text-style-name="P5" draw:layer="layout" svg:width="1.802cm" svg:height="0.962cm" svg:x="3.894cm" svg:y="8.784cm">
          <draw:text-box>
            <text:p>shell</text:p>
          </draw:text-box>
        </draw:frame>
        <draw:custom-shape draw:style-name="gr10" draw:text-style-name="P6" draw:layer="layout" svg:width="3.31cm" svg:height="0.508cm" svg:x="6.634cm" svg:y="12.4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188cm" svg:height="0.508cm" svg:x="9.951cm" svg:y="10.7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2.916cm" svg:y="9.04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6" draw:layer="layout" svg:width="1.766cm" svg:height="0.508cm" svg:x="11.134cm" svg:y="12.4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28cm" svg:height="0.508cm" svg:x="14.489cm" svg:y="9.04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34cm" svg:height="0.508cm" svg:x="16.064cm" svg:y="9.0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3.63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844cm" svg:height="0.508cm" svg:x="15.214cm" svg:y="12.4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.58cm" svg:height="0.508cm" svg:x="20.404cm" svg:y="12.446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944cm" svg:y1="14.986cm" svg:x2="9.944cm" svg:y2="7.874cm">
          <text:p/>
        </draw:line>
        <draw:line draw:style-name="gr4" draw:text-style-name="P4" draw:layer="layout" svg:x1="11.144cm" svg:y1="14.986cm" svg:x2="11.144cm" svg:y2="7.874cm">
          <text:p/>
        </draw:line>
        <draw:line draw:style-name="gr4" draw:text-style-name="P4" draw:layer="layout" svg:x1="12.904cm" svg:y1="14.986cm" svg:x2="12.904cm" svg:y2="7.874cm">
          <text:p/>
        </draw:line>
        <draw:line draw:style-name="gr4" draw:text-style-name="P4" draw:layer="layout" svg:x1="13.644cm" svg:y1="14.986cm" svg:x2="13.644cm" svg:y2="7.874cm">
          <text:p/>
        </draw:line>
        <draw:line draw:style-name="gr4" draw:text-style-name="P4" draw:layer="layout" svg:x1="14.474cm" svg:y1="14.986cm" svg:x2="14.474cm" svg:y2="7.874cm">
          <text:p/>
        </draw:line>
        <draw:line draw:style-name="gr4" draw:text-style-name="P4" draw:layer="layout" svg:x1="15.214cm" svg:y1="14.986cm" svg:x2="15.214cm" svg:y2="7.874cm">
          <text:p/>
        </draw:line>
        <draw:line draw:style-name="gr4" draw:text-style-name="P4" draw:layer="layout" svg:x1="16.059cm" svg:y1="14.986cm" svg:x2="16.059cm" svg:y2="7.874cm">
          <text:p/>
        </draw:line>
        <draw:line draw:style-name="gr4" draw:text-style-name="P4" draw:layer="layout" svg:x1="20.404cm" svg:y1="14.986cm" svg:x2="20.404cm" svg:y2="7.874cm">
          <text:p/>
        </draw:line>
        <draw:frame presentation:style-name="pr2" draw:layer="layout" svg:width="25.199cm" svg:height="3.506cm" svg:x="1.401cm" svg:y="0.837cm" presentation:class="title" presentation:user-transformed="true">
          <draw:text-box>
            <text:p>Thread Schedul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Queue</text:p>
          </draw:text-box>
        </draw:frame>
        <draw:custom-shape draw:style-name="gr13" draw:text-style-name="P9" draw:layer="layout" svg:width="5.318cm" svg:height="5.188cm" svg:x="3.402cm" svg:y="8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4.318cm" svg:height="7.112cm" svg:x="11.792cm" svg:y="9.052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403cm" svg:height="0.962cm" svg:x="12.792cm" svg:y="9.344cm">
          <draw:text-box>
            <text:p>Queue</text:p>
          </draw:text-box>
        </draw:frame>
        <draw:custom-shape draw:style-name="gr16" draw:text-style-name="P10" xml:id="id2" draw:id="id2" draw:layer="layout" svg:width="3.356cm" svg:height="1.216cm" svg:x="12.238cm" svg:y="14.362cm">
          <text:p text:style-name="P6">Buffer</text:p>
          <draw:enhanced-geometry svg:viewBox="0 0 21600 21600" draw:type="rectangle" draw:enhanced-path="M 0 0 L 21600 0 21600 21600 0 21600 0 0 Z N"/>
        </draw:custom-shape>
        <draw:custom-shape draw:style-name="gr16" draw:text-style-name="P10" xml:id="id1" draw:id="id1" draw:layer="layout" svg:width="3.356cm" svg:height="1.216cm" svg:x="4.338cm" svg:y="11.262cm">
          <text:p text:style-name="P6">Source</text:p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4.155cm" svg:height="1.673cm" svg:x="4.002cm" svg:y="9.436cm">
          <draw:text-box>
            <text:p>Writer thread</text:p>
            <text:p text:style-name="P6"><text:s/>or ISR</text:p>
          </draw:text-box>
        </draw:frame>
        <draw:connector draw:style-name="gr18" draw:text-style-name="P4" draw:layer="layout" draw:type="curve" svg:x1="7.694cm" svg:y1="11.87cm" svg:x2="12.238cm" svg:y2="14.97cm" draw:start-shape="id1" draw:start-glue-point="1" draw:end-shape="id2" draw:end-glue-point="3" svg:d="M7694 11870c3408 0 1136 3100 4544 3100" svg:viewBox="0 0 4545 3101">
          <text:p/>
        </draw:connector>
        <draw:custom-shape draw:style-name="gr19" draw:text-style-name="P9" draw:layer="layout" svg:width="5.318cm" svg:height="5.188cm" svg:x="19.403cm" svg:y="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3" draw:id="id3" draw:layer="layout" svg:width="3.356cm" svg:height="1.216cm" svg:x="20.339cm" svg:y="11.263cm">
          <text:p text:style-name="P6">Destin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5" draw:layer="layout" svg:width="4.549cm" svg:height="0.962cm" svg:x="19.803cm" svg:y="9.437cm">
          <draw:text-box>
            <text:p>Reader thread</text:p>
          </draw:text-box>
        </draw:frame>
        <draw:connector draw:style-name="gr18" draw:text-style-name="P4" draw:layer="layout" draw:type="curve" svg:x1="15.594cm" svg:y1="14.97cm" svg:x2="20.339cm" svg:y2="11.871cm" draw:start-shape="id2" draw:start-glue-point="1" draw:end-shape="id3" draw:end-glue-point="3" svg:d="M15594 14970c3559 0 1187-3099 4745-3099" svg:viewBox="0 0 4746 3100">
          <text:p/>
        </draw:connector>
        <draw:connector draw:style-name="gr18" draw:text-style-name="P4" draw:layer="layout" draw:type="curve" svg:x1="7.694cm" svg:y1="11.87cm" svg:x2="20.339cm" svg:y2="11.871cm" draw:start-shape="id1" draw:start-glue-point="1" draw:end-shape="id3" draw:end-glue-point="3" svg:d="M7694 11870c9484 0 3162 1 12645 1" svg:viewBox="0 0 12646 2">
          <text:p/>
        </draw:connector>
        <draw:custom-shape draw:style-name="gr21" draw:text-style-name="P11" draw:layer="layout" svg:width="1.092cm" svg:height="1.116cm" svg:x="13.42cm" svg:y="10.64cm">
          <text:p text:style-name="P6">1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.092cm" svg:height="1.116cm" svg:x="13.421cm" svg:y="13.141cm">
          <text:p text:style-name="P6">2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3" draw:text-style-name="P12" draw:layer="layout" svg:width="14.732cm" svg:height="3.314cm" svg:x="4.604cm" svg:y="12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4.732cm" svg:height="7.628cm" svg:x="4.604cm" svg:y="4.572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Packages</text:p>
          </draw:text-box>
        </draw:frame>
        <draw:custom-shape draw:style-name="gr25" draw:text-style-name="P6" draw:layer="layout" svg:width="3.048cm" svg:height="1.524cm" svg:x="5.226cm" svg:y="5.746cm">
          <text:p text:style-name="P6">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3.302cm" svg:height="1.524cm" svg:x="8.258cm" svg:y="13.982cm">
          <text:p text:style-name="P6">kern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draw:layer="layout" svg:width="3.302cm" svg:height="1.524cm" svg:x="12.152cm" svg:y="13.982cm">
          <text:p text:style-name="P6">driv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5.296cm" svg:y="9.968cm">
          <text:p text:style-name="P6">syn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17.24cm" svg:height="1.808cm" svg:x="4.604cm" svg:y="16.48cm">
          <text:p text:style-name="P6">Hardware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4.572cm" svg:height="1.524cm" svg:x="5.15cm" svg:y="7.86cm">
          <text:p text:style-name="P6">filesyste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12.344cm" svg:y="9.968cm">
          <text:p text:style-name="P6">oa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18cm" svg:height="1.524cm" svg:x="15.846cm" svg:y="9.968cm">
          <text:p text:style-name="P6">in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8.698cm" svg:y="5.746cm">
          <text:p text:style-name="P6">allo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15.716cm" svg:y="5.746cm">
          <text:p text:style-name="P6">en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12.23cm" svg:y="5.746cm">
          <text:p text:style-name="P6">ha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draw:layer="layout" svg:width="3.048cm" svg:height="1.524cm" svg:x="8.682cm" svg:y="9.968cm">
          <text:p text:style-name="P6">debu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4.064cm" svg:height="1.524cm" svg:x="14.762cm" svg:y="7.86cm">
          <text:p text:style-name="P6">collec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4.064cm" svg:height="1.524cm" svg:x="10.206cm" svg:y="7.86cm">
          <text:p text:style-name="P6">multimed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5" draw:layer="layout" svg:width="11.43cm" svg:height="2.032cm" draw:transform="rotate (1.5707963267949) translate (19.794cm 16.022cm)">
          <text:p text:style-name="P6">User application</text:p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9.409cm" svg:height="0.962cm" svg:x="7.364cm" svg:y="12.8cm">
          <draw:text-box>
            <text:p>Hardware abstraction packages</text:p>
          </draw:text-box>
        </draw:frame>
        <draw:frame draw:style-name="gr33" draw:text-style-name="P5" draw:layer="layout" svg:width="9.79cm" svg:height="0.962cm" svg:x="7.036cm" svg:y="4.626cm">
          <draw:text-box>
            <text:p>Hardware independent package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rect draw:style-name="gr34" draw:text-style-name="P4" draw:layer="layout" svg:width="22.5cm" svg:height="12.08cm" svg:x="2.6cm" svg:y="5.7cm">
          <text:p/>
        </draw:rect>
        <draw:frame presentation:style-name="pr4" draw:layer="layout" svg:width="25.199cm" svg:height="3.506cm" svg:x="1.4cm" svg:y="0.837cm" presentation:class="title">
          <draw:text-box>
            <text:p>Socket devices</text:p>
          </draw:text-box>
        </draw:frame>
        <draw:rect draw:style-name="gr35" draw:text-style-name="P6" draw:layer="layout" svg:width="5.5cm" svg:height="9.176cm" svg:x="19.118cm" svg:y="8.096cm">
          <text:p text:style-name="P6">Simba application</text:p>
          <text:p text:style-name="P6">(DUT)</text:p>
        </draw:rect>
        <draw:rect draw:style-name="gr35" draw:text-style-name="P6" draw:layer="layout" svg:width="5.548cm" svg:height="9.22cm" svg:x="3.052cm" svg:y="8.052cm">
          <text:p text:style-name="P6">Hardware</text:p>
          <text:p text:style-name="P6">Simulator</text:p>
          <text:p text:style-name="P6">or</text:p>
          <text:p text:style-name="P6">Test Framework</text:p>
        </draw:rect>
        <draw:line draw:style-name="gr36" draw:text-style-name="P6" draw:layer="layout" svg:x1="8.6cm" svg:y1="9.3cm" svg:x2="19.1cm" svg:y2="9.3cm">
          <text:p/>
        </draw:line>
        <draw:frame draw:style-name="gr37" draw:text-style-name="P5" draw:layer="layout" svg:width="6.657cm" svg:height="0.963cm" svg:x="10.5cm" svg:y="8.3cm">
          <draw:text-box>
            <text:p>UART0 (TXD0/RXD0)</text:p>
          </draw:text-box>
        </draw:frame>
        <draw:frame draw:style-name="gr38" draw:text-style-name="P5" draw:layer="layout" svg:width="1.311cm" svg:height="0.963cm" svg:x="13.085cm" svg:y="10.113cm">
          <draw:text-box>
            <text:p>D2</text:p>
          </draw:text-box>
        </draw:frame>
        <draw:frame draw:style-name="gr38" draw:text-style-name="P5" draw:layer="layout" svg:width="1.311cm" svg:height="0.963cm" svg:x="13.1cm" svg:y="11.824cm">
          <draw:text-box>
            <text:p>D4</text:p>
          </draw:text-box>
        </draw:frame>
        <draw:frame draw:style-name="gr39" draw:text-style-name="P5" draw:layer="layout" svg:width="8.063cm" svg:height="0.963cm" svg:x="10.05cm" svg:y="13.657cm">
          <draw:text-box>
            <text:p>SPI (SCK/MISO/MOSI/SS)</text:p>
          </draw:text-box>
        </draw:frame>
        <draw:frame draw:style-name="gr40" draw:text-style-name="P5" draw:layer="layout" svg:width="6.01cm" svg:height="0.963cm" svg:x="11.15cm" svg:y="15.438cm">
          <draw:text-box>
            <text:p>I2C (SCL/SDA)</text:p>
          </draw:text-box>
        </draw:frame>
        <draw:line draw:style-name="gr36" draw:text-style-name="P6" draw:layer="layout" svg:x1="8.6cm" svg:y1="11.052cm" svg:x2="19.1cm" svg:y2="11.052cm">
          <text:p/>
        </draw:line>
        <draw:line draw:style-name="gr36" draw:text-style-name="P6" draw:layer="layout" svg:x1="8.6cm" svg:y1="12.8cm" svg:x2="19.1cm" svg:y2="12.8cm">
          <text:p/>
        </draw:line>
        <draw:line draw:style-name="gr36" draw:text-style-name="P6" draw:layer="layout" svg:x1="8.6cm" svg:y1="16.4cm" svg:x2="19.1cm" svg:y2="16.4cm">
          <text:p/>
        </draw:line>
        <draw:line draw:style-name="gr36" draw:text-style-name="P6" draw:layer="layout" svg:x1="8.6cm" svg:y1="14.624cm" svg:x2="19.1cm" svg:y2="14.624cm">
          <text:p/>
        </draw:line>
        <draw:frame draw:style-name="gr41" draw:text-style-name="P5" draw:layer="layout" svg:width="2.013cm" svg:height="0.963cm" svg:x="12.888cm" svg:y="6cm">
          <draw:text-box>
            <text:p>Linux</text:p>
          </draw:text-box>
        </draw:frame>
        <draw:rect draw:style-name="gr42" draw:text-style-name="P16" draw:layer="layout" svg:width="0.356cm" svg:height="0.356cm" svg:x="19.5cm" svg:y="18.5cm">
          <text:p/>
        </draw:rect>
        <draw:frame draw:style-name="gr43" draw:text-style-name="P5" draw:layer="layout" svg:width="4.486cm" svg:height="0.963cm" svg:x="19.874cm" svg:y="18.2cm">
          <draw:text-box>
            <text:p>= TCP socket 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jeslut_20_1" draw:display-name="Linjeslut 1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k </meta:initial-creator>
    <meta:creation-date>2016-06-06T14:49:22.687315071</meta:creation-date>
    <dc:date>2017-04-18T20:32:33.583546827</dc:date>
    <meta:editing-duration>PT1H13M20S</meta:editing-duration>
    <meta:editing-cycles>25</meta:editing-cycles>
    <meta:generator>LibreOffice/5.1.6.2$Linux_X86_64 LibreOffice_project/10m0$Build-2</meta:generator>
    <meta:document-statistic meta:object-count="126"/>
  </office:meta>
</office:document-meta>
</file>